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fo:font-size="12pt" fo:font-weight="bold" officeooo:rsid="0018efc4" officeooo:paragraph-rsid="0018efc4"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dd2df" officeooo:paragraph-rsid="001dd2df"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fbfd2" officeooo:paragraph-rsid="001fbfd2"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5eaa6" officeooo:paragraph-rsid="0015eaa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8efc4" officeooo:paragraph-rsid="001a94d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dd2df" officeooo:paragraph-rsid="001dd2df"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fbfd2" officeooo:paragraph-rsid="001fbfd2" style:font-size-asian="10.5pt" style:font-weight-asian="normal" style:font-size-complex="12pt" style:font-weight-complex="normal"/>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paragraph-properties fo:text-align="start" style:justify-single-word="false"/>
      <style:text-properties fo:font-size="12pt" fo:font-weight="normal" officeooo:paragraph-rsid="0015eaa6" style:font-size-asian="10.5pt" style:font-weight-asian="normal" style:font-size-complex="12pt" style:font-weight-complex="normal"/>
    </style:style>
    <style:style style:name="T1" style:family="text">
      <style:text-properties officeooo:rsid="001a94d6"/>
    </style:style>
    <style:style style:name="T2" style:family="text">
      <style:text-properties officeooo:rsid="001c112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A DISCUSSION OF THE SR2S TIMESHEET SYSTEM</text:p>
      <text:p text:style-name="P3">For Kim and Wendi</text:p>
      <text:p text:style-name="P3">From Dwayne Price</text:p>
      <text:p text:style-name="P3">2010-12-28</text:p>
      <text:p text:style-name="Standard"/>
      <text:p text:style-name="Standard">First off, if we want to sustain the present system, some investment will be required. <text:s/>Because I no longer have MS Access on my machine, making any changes would probably have to be on a machine at the MCBC office (also, see below about a backup for me). <text:s/>And changes will be needed, I believe. <text:s/>I have never felt that the present system was the best and final; and, consequently, I did not build in some things that probably should be there (eg. forms for updating tasks, rates, etc.). <text:s/>Even if we do nothing, a new version of Access will, sooner or later, break things. <text:s/>I am quite surprised that it has lasted for five years without any updates.</text:p>
      <text:p text:style-name="Standard"/>
      <text:p text:style-name="Standard">Obviously, I don't think we should keep the present Access system; that's one reason why I built a new web-based one. <text:s/>The decision whether to stay or move on is, of course, up to you. <text:s/>To help you decide, consider the following;</text:p>
      <text:p text:style-name="Standard"/>
      <text:p text:style-name="P2">Arguments for the new online system:</text:p>
      <text:list xml:id="list1866800602565719907" text:style-name="L1">
        <text:list-item>
          <text:p text:style-name="P12">All the necessary system functions (and then some) have been developed and and are now a part of the user menu;</text:p>
        </text:list-item>
        <text:list-item>
          <text:p text:style-name="P12">It is almost completely supported by open source software (OSS) so that no financial investment would be needed for anyone to work on it; the only exception is creating a MS Excel spreadsheet (and there are ways to do that with OSS);</text:p>
        </text:list-item>
        <text:list-item>
          <text:p text:style-name="P12">System functions are available anywhere a browser is available; no spreadsheets, email, etc. required;</text:p>
        </text:list-item>
        <text:list-item>
          <text:p text:style-name="P12">It is not dependent on the availability of a particular machine (the present Access system is on Wendi's);</text:p>
        </text:list-item>
        <text:list-item>
          <text:p text:style-name="P12">Data entry is self-editing; ie. because task ids, etc. are selected from a list, it is not possible to enter an incorrect one;</text:p>
        </text:list-item>
        <text:list-item>
          <text:p text:style-name="P12">Because of the online access, some interesting new functions could be added, such as having Parisi folks download the invoice directly (don't think you want this particular one but you get the idea) or a smart phone app to enter hours;</text:p>
        </text:list-item>
        <text:list-item>
          <text:p text:style-name="P12">The system is easily replicated; for example, a separate site could be set up for user training;</text:p>
        </text:list-item>
      </text:list>
      <text:p text:style-name="Standard"/>
      <text:p text:style-name="P2">Arguments against it:</text:p>
      <text:list xml:id="list6927778619837642726" text:style-name="L2">
        <text:list-item>
          <text:p text:style-name="P13">It must be hosted on a server, and that server must provide the required OSS; the present server(s) hosting the MCBC or SR2S sites could do it (any respectable hosting service would have these things);</text:p>
        </text:list-item>
        <text:list-item>
          <text:p text:style-name="P13">Since the system is on the internet, security is a concern; I have tried to incorporate good practices to mitigate problems but there are some very smart people out there doing nasty things (but then who would go to any great trouble for this data?);</text:p>
        </text:list-item>
        <text:list-item>
          <text:p text:style-name="P13">It, like all new systems, must be rigorously tested which means devoting resources;</text:p>
        </text:list-item>
        <text:list-item>
          <text:p text:style-name="P13">Some user training required;</text:p>
        </text:list-item>
      </text:list>
      <text:p text:style-name="Standard"/>
      <text:p text:style-name="P2">Some other alternatives are:</text:p>
      <text:list xml:id="list3612280507734106575" text:style-name="L3">
        <text:list-item>
          <text:p text:style-name="P14">Do nothing; as explained above, I don't believe it is a realistic option;</text:p>
        </text:list-item>
        <text:list-item>
          <text:p text:style-name="P14"><text:soft-page-break/>Re-build the present system using OSS (isn't that what I just kinda did?);</text:p>
        </text:list-item>
        <text:list-item>
          <text:p text:style-name="P14">Use an on-line timesheet service; I looked at some but they all charge a fee and don't, as far as I can tell, provide the kind of functionality you need;</text:p>
        </text:list-item>
      </text:list>
      <text:p text:style-name="Standard"/>
      <text:p text:style-name="Standard">Regardless of what you chose to do about replacing the system, it would be prudent to find a backup for me. <text:s/>Though I come from a long-lived family (my mother just turned 94), I ain't young; and I tend to be a tad reckless on a bicycle. <text:s/>If you know of anyone who might do it, and/or would want to get some practical experience with web/database programming, send 'em over. <text:s/>Learning the system with me around to explain and answer questions would be a lot easier than trying to pick it up just by reading the code.</text:p>
      <text:p text:style-name="Standard"/>
      <text:p text:style-name="Standard">Also, is there anyone associated with MCBC/SR2S who has computer experience and might be willing to just chat a bit about what I have done? <text:s/>It's those “water cooler conversations” that I most miss since I began to work independently. <text:s/>They can provide very valuable insigh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wayne </meta:initial-creator>
    <meta:creation-date>2010-12-28T12:00:18</meta:creation-date>
    <dc:date>2014-06-25T14:38:57.073428429</dc:date>
    <meta:editing-duration>P1DT8H38M12S</meta:editing-duration>
    <meta:editing-cycles>21</meta:editing-cycles>
    <meta:generator>LibreOffice/4.2.3.3$Linux_X86_64 LibreOffice_project/420m0$Build-3</meta:generator>
    <meta:document-statistic meta:table-count="0" meta:image-count="0" meta:object-count="0" meta:page-count="2" meta:paragraph-count="25" meta:word-count="675" meta:character-count="3724" meta:non-whitespace-character-count="3076"/>
  </office:meta>
</office:document-meta>
</file>